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38cm"/>
    </style:style>
    <style:style style:name="co3" style:family="table-column">
      <style:table-column-properties fo:break-before="auto" style:column-width="12.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552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1.762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rotation-align="bottom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000000" style:rotation-align="botto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 style:rotation-align="botto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>
            <text:p>1. Exercise #1 : Finding defects</text:p>
          </table:table-cell>
          <table:table-cell table:style-name="ce3" office:value-type="string">
            <text:p>Solution</text:p>
          </table:table-cell>
        </table:table-row>
        <table:table-row table:style-name="ro3">
          <table:table-cell office:value-type="string">
            <text:p>As we previously spoke on our last meeting, we identified that a defect can be described also by a severity and a priority. Please give 3 examples each, where:</text:p>
          </table:table-cell>
          <table:table-cell/>
        </table:table-row>
        <table:table-row table:style-name="ro4">
          <table:table-cell office:value-type="string">
            <text:p>- priority is high &amp; severity is low</text:p>
          </table:table-cell>
          <table:table-cell office:value-type="string">
            <text:p>1. On a web page, the custumer's logo is wrong</text:p>
            <text:p>2. The Terms and condition text is overlapping</text:p>
            <text:p>3. Translation is not performed properly for an article on a web page</text:p>
          </table:table-cell>
        </table:table-row>
        <table:table-row table:style-name="ro5">
          <table:table-cell office:value-type="string">
            <text:p>- priority is low &amp; severity is high</text:p>
          </table:table-cell>
          <table:table-cell table:style-name="ce5" office:value-type="string">
            <text:p>1. In a list of items sort by date added, does not work</text:p>
            <text:p>2. Youtube Terms of service link is not clickable</text:p>
            <text:p>3. Downloading a document from a web page is possible only if the page is openned in a specific browser</text:p>
          </table:table-cell>
        </table:table-row>
        <table:table-row table:style-name="ro6">
          <table:table-cell office:value-type="string">
            <text:p>- both are high</text:p>
          </table:table-cell>
          <table:table-cell office:value-type="string">
            <text:p>1. The app crashes when navigating between existing menu/tabs</text:p>
            <text:p>2. Page crashes on attempt to Login</text:p>
            <text:p>3. Desktop app craches after install</text:p>
          </table:table-cell>
        </table:table-row>
        <table:table-row table:style-name="ro7">
          <table:table-cell office:value-type="string">
            <text:p>- both are low</text:p>
          </table:table-cell>
          <table:table-cell office:value-type="string">
            <text:p>1. In a menu different font styles are used for the items</text:p>
            <text:p>2. The color of a menu is not according to the design specifications</text:p>
            <text:p>3. Hovering a button with a mouse does not display a tooltip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13/04/2019</text:date>, <text:time>19:2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1M3S</meta:editing-duration>
    <meta:editing-cycles>8</meta:editing-cycles>
    <meta:generator>OpenOffice/4.1.5$Win32 OpenOffice.org_project/415m1$Build-9789</meta:generator>
    <dc:date>2019-04-13T19:26:56.41</dc:date>
    <dc:creator>Tatiana Rusu</dc:creator>
    <meta:document-statistic meta:table-count="3" meta:cell-count="1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